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here’s something tantalizing about the Mariz Racal and Anthony cheating scandal that’s been bugging me as of late. Joking about it is a bit of a low hanging fruit one can’t help pick due to the ease of access. I mean, if no can’t get my high-brow jokes, then I’d rather touch myself nalang. 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